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Lector</text:p>
          </table:table-cell>
          <table:table-cell table:style-name="ce2" office:value-type="string" calcext:value-type="string">
            <text:p>Fecha devolución</text:p>
          </table:table-cell>
          <table:table-cell table:number-columns-repeated="1017"/>
        </table:table-row>
        <table:table-row table:style-name="ro2">
          <table:table-cell table:style-name="ce1"/>
          <table:table-cell office:value-type="float" office:value="515" calcext:value-type="float">
            <text:p>515</text:p>
          </table:table-cell>
          <table:table-cell office:value-type="string" calcext:value-type="string">
            <text:p>Ecuaciones diferenciasles para ingenieros y ciéntificos</text:p>
          </table:table-cell>
          <table:table-cell table:style-name="ce3" office:value-type="string" calcext:value-type="string">
            <text:p>Lambe, C. G y Tranter, C. J.</text:p>
          </table:table-cell>
          <table:table-cell office:value-type="string" calcext:value-type="string">
            <text:p>UTHEA</text:p>
          </table:table-cell>
          <table:table-cell table:style-name="ce3" office:value-type="string" calcext:value-type="string">
            <text:p>Pérez Gómez, Juan</text:p>
          </table:table-cell>
          <table:table-cell table:style-name="ce9" office:value-type="date" office:date-value="2019-09-15" calcext:value-type="date">
            <text:p>15/09/19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office:value-type="float" office:value="540" calcext:value-type="float">
            <text:p>540</text:p>
          </table:table-cell>
          <table:table-cell office:value-type="string" calcext:value-type="string">
            <text:p>Química</text:p>
          </table:table-cell>
          <table:table-cell table:style-name="ce3" office:value-type="string" calcext:value-type="string">
            <text:p>Christen, Hans Rudolf</text:p>
          </table:table-cell>
          <table:table-cell office:value-type="string" calcext:value-type="string">
            <text:p>Reverté</text:p>
          </table:table-cell>
          <table:table-cell table:style-name="ce3" office:value-type="string" calcext:value-type="string">
            <text:p>Ortega Pereira, Margarita</text:p>
          </table:table-cell>
          <table:table-cell table:style-name="ce9" office:value-type="date" office:date-value="2019-08-23" calcext:value-type="date">
            <text:p>23/08/19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office:value-type="float" office:value="530" calcext:value-type="float">
            <text:p>530</text:p>
          </table:table-cell>
          <table:table-cell office:value-type="string" calcext:value-type="string">
            <text:p>Física</text:p>
          </table:table-cell>
          <table:table-cell table:style-name="ce3" office:value-type="string" calcext:value-type="string">
            <text:p>Serway, Raymond A</text:p>
          </table:table-cell>
          <table:table-cell office:value-type="string" calcext:value-type="string">
            <text:p>McGrawHill</text:p>
          </table:table-cell>
          <table:table-cell table:style-name="ce3" office:value-type="string" calcext:value-type="string">
            <text:p>García Contreras, Rosa</text:p>
          </table:table-cell>
          <table:table-cell table:style-name="ce9" office:value-type="date" office:date-value="2019-09-24" calcext:value-type="date">
            <text:p>24/09/19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office:value-type="float" office:value="519" calcext:value-type="float">
            <text:p>519</text:p>
          </table:table-cell>
          <table:table-cell office:value-type="string" calcext:value-type="string">
            <text:p>Estadística</text:p>
          </table:table-cell>
          <table:table-cell table:style-name="ce3" office:value-type="string" calcext:value-type="string">
            <text:p>Murray Spiegel</text:p>
          </table:table-cell>
          <table:table-cell office:value-type="string" calcext:value-type="string">
            <text:p>McGrawHill</text:p>
          </table:table-cell>
          <table:table-cell table:style-name="ce3" office:value-type="string" calcext:value-type="string">
            <text:p>López Molina, Ana</text:p>
          </table:table-cell>
          <table:table-cell table:style-name="ce9" office:value-type="date" office:date-value="2019-09-18" calcext:value-type="date">
            <text:p>18/09/19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office:value-type="float" office:value="512" calcext:value-type="float">
            <text:p>512</text:p>
          </table:table-cell>
          <table:table-cell office:value-type="string" calcext:value-type="string">
            <text:p>Algebra Linea</text:p>
          </table:table-cell>
          <table:table-cell table:style-name="ce3" office:value-type="string" calcext:value-type="string">
            <text:p>Voevodin, Valentin V</text:p>
          </table:table-cell>
          <table:table-cell office:value-type="string" calcext:value-type="string">
            <text:p>MIR</text:p>
          </table:table-cell>
          <table:table-cell table:style-name="ce3" office:value-type="string" calcext:value-type="string">
            <text:p>Pérez Gómez, Juan</text:p>
          </table:table-cell>
          <table:table-cell table:style-name="ce9" office:value-type="date" office:date-value="2019-09-17" calcext:value-type="date">
            <text:p>17/09/19</text:p>
          </table:table-cell>
          <table:table-cell table:style-name="ce1" table:number-columns-repeated="1017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Primera froma normal (1FN)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Prestamos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Lector</text:p>
          </table:table-cell>
          <table:table-cell table:style-name="ce2" office:value-type="string" calcext:value-type="string">
            <text:p>Fecha devolución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Ecuaciones diferenciasles para ingenieros y ciéntificos</text:p>
          </table:table-cell>
          <table:table-cell table:style-name="ce3" office:value-type="string" calcext:value-type="string">
            <text:p>UTHEA</text:p>
          </table:table-cell>
          <table:table-cell office:value-type="string" calcext:value-type="string">
            <text:p>Pérez Gómez, Juan</text:p>
          </table:table-cell>
          <table:table-cell table:style-name="ce9" office:value-type="date" office:date-value="2019-09-15" calcext:value-type="date">
            <text:p>15/09/19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Química</text:p>
          </table:table-cell>
          <table:table-cell table:style-name="ce3" office:value-type="string" calcext:value-type="string">
            <text:p>Reverté</text:p>
          </table:table-cell>
          <table:table-cell office:value-type="string" calcext:value-type="string">
            <text:p>Ortega Pereira, Margarita</text:p>
          </table:table-cell>
          <table:table-cell table:style-name="ce9" office:value-type="date" office:date-value="2019-08-23" calcext:value-type="date">
            <text:p>23/08/19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Física</text:p>
          </table:table-cell>
          <table:table-cell table:style-name="ce3" office:value-type="string" calcext:value-type="string">
            <text:p>McGrawHill</text:p>
          </table:table-cell>
          <table:table-cell office:value-type="string" calcext:value-type="string">
            <text:p>García Contreras, Rosa</text:p>
          </table:table-cell>
          <table:table-cell table:style-name="ce9" office:value-type="date" office:date-value="2019-09-24" calcext:value-type="date">
            <text:p>24/09/19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Estadística</text:p>
          </table:table-cell>
          <table:table-cell table:style-name="ce3" office:value-type="string" calcext:value-type="string">
            <text:p>McGrawHill</text:p>
          </table:table-cell>
          <table:table-cell office:value-type="string" calcext:value-type="string">
            <text:p>López Molina, Ana</text:p>
          </table:table-cell>
          <table:table-cell table:style-name="ce9" office:value-type="date" office:date-value="2019-09-18" calcext:value-type="date">
            <text:p>18/09/19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Algebra Linea</text:p>
          </table:table-cell>
          <table:table-cell table:style-name="ce3" office:value-type="string" calcext:value-type="string">
            <text:p>MIR</text:p>
          </table:table-cell>
          <table:table-cell office:value-type="string" calcext:value-type="string">
            <text:p>Pérez Gómez, Juan</text:p>
          </table:table-cell>
          <table:table-cell table:style-name="ce9" office:value-type="date" office:date-value="2019-09-17" calcext:value-type="date">
            <text:p>17/09/19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utores</text:p>
          </table:table-cell>
          <table:covered-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Auto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Lambe, C. 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7" office:value-type="string" calcext:value-type="string">
            <text:p>Tranter, C. J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Christen, Hans Rudolf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Serway, Raymond A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Murray Spiege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Voevodin, Valentin V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Segunda forma normal (2FN)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restamos</text:p>
          </table:table-cell>
          <table:covered-table-cell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Lector</text:p>
          </table:table-cell>
          <table:table-cell table:style-name="ce2" office:value-type="string" calcext:value-type="string">
            <text:p>Fecha devolución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style-name="ce3" office:value-type="string" calcext:value-type="string">
            <text:p>Pérez Gómez, Juan</text:p>
          </table:table-cell>
          <table:table-cell table:style-name="ce9" office:value-type="date" office:date-value="2019-09-15" calcext:value-type="date">
            <text:p>15/09/19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style-name="ce3" office:value-type="string" calcext:value-type="string">
            <text:p>Ortega Pereira, Margarita</text:p>
          </table:table-cell>
          <table:table-cell table:style-name="ce9" office:value-type="date" office:date-value="2019-08-23" calcext:value-type="date">
            <text:p>23/08/19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table:style-name="ce3" office:value-type="string" calcext:value-type="string">
            <text:p>García Contreras, Rosa</text:p>
          </table:table-cell>
          <table:table-cell table:style-name="ce9" office:value-type="date" office:date-value="2019-09-24" calcext:value-type="date">
            <text:p>24/09/19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table:style-name="ce3" office:value-type="string" calcext:value-type="string">
            <text:p>López Molina, Ana</text:p>
          </table:table-cell>
          <table:table-cell table:style-name="ce9" office:value-type="date" office:date-value="2019-09-18" calcext:value-type="date">
            <text:p>18/09/19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style-name="ce3" office:value-type="string" calcext:value-type="string">
            <text:p>Pérez Gómez, Juan</text:p>
          </table:table-cell>
          <table:table-cell table:style-name="ce9" office:value-type="date" office:date-value="2019-09-17" calcext:value-type="date">
            <text:p>17/09/19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bros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Libro_editorial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Editorial</text:p>
          </table:table-cell>
          <table:table-cell/>
          <table:table-cell table:style-name="ce2" office:value-type="string" calcext:value-type="string" table:number-columns-spanned="2" table:number-rows-spanned="1">
            <text:p>Editoriales</text:p>
          </table:table-cell>
          <table:covered-table-cell/>
          <table:table-cell table:number-columns-repeated="1015"/>
        </table:table-row>
        <table:table-row table:style-name="ro6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Ecuaciones diferenciasles para ingenieros y ciéntificos</text:p>
          </table:table-cell>
          <table:table-cell/>
          <table:table-cell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Química</text:p>
          </table:table-cell>
          <table:table-cell/>
          <table:table-cell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THEA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Física</text:p>
          </table:table-cell>
          <table:table-cell/>
          <table:table-cell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Reverté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Estadística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McGrawHill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Algebra Linea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IR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bro_autor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Autore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digo Libro</text:p>
          </table:table-cell>
          <table:table-cell table:style-name="ce2" office:value-type="string" calcext:value-type="string">
            <text:p>Autor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mbe, C. 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ranter, C. J.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hristen, Hans Rudo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erway, Raymond 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urray Spieg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Voevodin, Valentin V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Tercera forma normal (3FN)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restamos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Lectores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Lector</text:p>
          </table:table-cell>
          <table:table-cell table:style-name="ce2" office:value-type="string" calcext:value-type="string">
            <text:p>Fecha devolución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number-columns-repeated="1016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19-09-15" calcext:value-type="date">
            <text:p>15/09/19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Pérez Gómez, Juan</text:p>
          </table:table-cell>
          <table:table-cell table:number-columns-repeated="1016"/>
        </table:table-row>
        <table:table-row table:style-name="ro5"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date" office:date-value="2019-08-23" calcext:value-type="date">
            <text:p>23/08/19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Ortega Pereira, Margarita</text:p>
          </table:table-cell>
          <table:table-cell table:number-columns-repeated="1016"/>
        </table:table-row>
        <table:table-row table:style-name="ro5"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date" office:date-value="2019-09-24" calcext:value-type="date">
            <text:p>24/09/19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García Contreras, Rosa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date" office:date-value="2019-09-18" calcext:value-type="date">
            <text:p>18/09/1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López Molina, Ana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19-09-17" calcext:value-type="date">
            <text:p>17/09/19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bros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Libro_editorial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Editorial</text:p>
          </table:table-cell>
          <table:table-cell/>
          <table:table-cell table:style-name="ce2" office:value-type="string" calcext:value-type="string" table:number-columns-spanned="2" table:number-rows-spanned="1">
            <text:p>Editoriales</text:p>
          </table:table-cell>
          <table:covered-table-cell/>
          <table:table-cell table:number-columns-repeated="1015"/>
        </table:table-row>
        <table:table-row table:style-name="ro8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Ecuaciones diferenciasles para ingenieros y ciéntificos</text:p>
          </table:table-cell>
          <table:table-cell/>
          <table:table-cell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Química</text:p>
          </table:table-cell>
          <table:table-cell/>
          <table:table-cell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THE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Física</text:p>
          </table:table-cell>
          <table:table-cell/>
          <table:table-cell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Reverté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Estadística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McGrawHill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Algebra Linea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IR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bro_autor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Autore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digo Libro</text:p>
          </table:table-cell>
          <table:table-cell table:style-name="ce2" office:value-type="string" calcext:value-type="string">
            <text:p>Autor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mbe, C. 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ranter, C. J.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hristen, Hans Rudo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erway, Raymond 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urray Spiege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Voevodin, Valentin 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21:23:09.165595518</meta:creation-date>
    <dc:date>2020-09-05T23:46:45.415303682</dc:date>
    <meta:editing-duration>PT9M27S</meta:editing-duration>
    <meta:editing-cycles>3</meta:editing-cycles>
    <meta:generator>LibreOffice/6.4.5.2$Linux_X86_64 LibreOffice_project/40$Build-2</meta:generator>
    <meta:document-statistic meta:table-count="1" meta:cell-count="280" meta:object-count="0"/>
  </office:meta>
</office:document-meta>
</file>